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s" fo:country="DO"/>
    </style:style>
    <style:style style:name="P2" style:parent-style-name="Normal" style:family="paragraph">
      <style:text-properties fo:language="es" fo:country="DO"/>
    </style:style>
    <style:style style:name="P3" style:parent-style-name="Normal" style:family="paragraph">
      <style:text-properties fo:language="es" fo:country="DO"/>
    </style:style>
    <style:style style:name="P4" style:parent-style-name="Normal" style:family="paragraph">
      <style:text-properties fo:language="es" fo:country="DO"/>
    </style:style>
    <style:style style:name="P5" style:parent-style-name="Normal" style:family="paragraph">
      <style:paragraph-properties fo:break-before="page"/>
      <style:text-properties fo:language="es" fo:country="DO"/>
    </style:style>
    <style:style style:name="P6" style:parent-style-name="Normal" style:family="paragraph">
      <style:text-properties fo:language="es" fo:country="DO"/>
    </style:style>
    <style:style style:name="P7" style:parent-style-name="Normal" style:family="paragraph">
      <style:text-properties fo:language="es" fo:country="DO"/>
    </style:style>
    <style:style style:name="P8" style:parent-style-name="Normal" style:family="paragraph">
      <style:paragraph-properties fo:break-before="page"/>
      <style:text-properties fo:language="es" fo:country="DO"/>
    </style:style>
    <style:style style:name="P9" style:parent-style-name="Normal" style:family="paragraph">
      <style:text-properties fo:language="es" fo:country="DO"/>
    </style:style>
    <style:style style:name="P10" style:parent-style-name="Normal" style:family="paragraph">
      <style:text-properties fo:language="es" fo:country="DO"/>
    </style:style>
    <style:style style:name="T11" style:parent-style-name="Fuentedepárrafopredeter." style:family="text">
      <style:text-properties fo:language="es" fo:country="DO"/>
    </style:style>
    <style:style style:name="T12" style:parent-style-name="Fuentedepárrafopredeter." style:family="text">
      <style:text-properties fo:language="es" fo:country="DO"/>
    </style:style>
  </office:automatic-styles>
  <office:body>
    <office:text text:use-soft-page-breaks="true">
      <text:p text:style-name="P1">Entrega de tres algoritmos y su diagrama de flujo con Lógica Selectiva o Condicional Simple. Y en el lenguaje Pascal:</text:p>
      <text:p text:style-name="P2"/>
      <text:p text:style-name="P3">Primero: Escribir un programa en Pascal que dado un número del 1 a 7 escriba el correspondiente nombre del día de la semana. Y si es mayor que 7 escriba el mensaje 'E R R O R'.</text:p>
      <text:p text:style-name="P4"/>
      <text:p text:style-name="P5"/>
      <text:soft-page-break/>
      <text:p text:style-name="P6">Segundo: <text:s/>Realizar un un programa que lea el monto de compra. Si el monto es mayor o igual a 20000, entonces aplicar un descuento de un 10%. Si el monto es menor de 20000 enviar un mensaje Para ese monto no hay descuento".</text:p>
      <text:p text:style-name="P7"/>
      <text:p text:style-name="P8"/>
      <text:soft-page-break/>
      <text:p text:style-name="P9">Tercero: Hacer un programa que lea dos números y determine cual es el valor máximo, mínimo y que también verifique, si son iguales los dos números.</text:p>
      <text:p text:style-name="P10"/>
      <text:p text:style-name="Normal"><text:span text:style-name="T11">IMPORTANTE: Deben hacerles a los tres algoritmos y su diagrama de flujo, puede ser a lápiz o en editor.<text:s/></text:span><text:span text:style-name="T12">Con lápiz y papel es más fác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aul joel cruz hernandez</dc:creator>
    <meta:creation-date>2023-06-15T11:07:00Z</meta:creation-date>
    <dc:date>2023-06-15T14:45:00Z</dc:date>
    <meta:template xlink:href="Normal.dotm" xlink:type="simple"/>
    <meta:editing-cycles>3</meta:editing-cycles>
    <meta:editing-duration>PT13080S</meta:editing-duration>
    <meta:document-statistic meta:page-count="3" meta:paragraph-count="1" meta:word-count="120" meta:character-count="809" meta:row-count="5" meta:non-whitespace-character-count="690"/>
  </office:meta>
</office:document-meta>
</file>